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2b18" officeooo:paragraph-rsid="00012b18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12b18" officeooo:paragraph-rsid="00012b18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012b18" officeooo:paragraph-rsid="00012b18"/>
    </style:style>
    <style:style style:name="P4" style:family="paragraph" style:parent-style-name="Text_20_body" style:list-style-name="L3">
      <style:paragraph-properties fo:text-align="start" style:justify-single-word="false"/>
      <style:text-properties officeooo:rsid="00012b18" officeooo:paragraph-rsid="00012b18"/>
    </style:style>
    <style:style style:name="P5" style:family="paragraph" style:parent-style-name="Heading_20_1">
      <style:text-properties officeooo:rsid="00012b18" officeooo:paragraph-rsid="00012b18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aily Scrum – Thursday 28/02/19</text:h>
      <text:p text:style-name="P1"/>
      <text:p text:style-name="P1">What have people been working on?</text:p>
      <text:list xml:id="list3174020657" text:style-name="L1">
        <text:list-item>
          <text:p text:style-name="P2">Ollie: Merging PRs, spike work allocated on Monday in a separate repo</text:p>
        </text:list-item>
        <text:list-item>
          <text:p text:style-name="P2">Matt: Decoupling database, awaiting QA and pull request</text:p>
        </text:list-item>
        <text:list-item>
          <text:p text:style-name="P2">Nick: Struggling with error relating to DB connection</text:p>
        </text:list-item>
        <text:list-item>
          <text:p text:style-name="P2">Lucas: Reformatting GUI code, and linking up the spam button</text:p>
        </text:list-item>
        <text:list-item>
          <text:p text:style-name="P2">Will: Finished referrals and moving onto the schema for editable forms</text:p>
        </text:list-item>
        <text:list-item>
          <text:p text:style-name="P2">Safouh: Software testing</text:p>
        </text:list-item>
        <text:list-item>
          <text:p text:style-name="P2">Elliot: (NICE test modification? <text:span text:style-name="T1">Will check via Slack)</text:span></text:p>
        </text:list-item>
      </text:list>
      <text:p text:style-name="P1">What are people working on?</text:p>
      <text:list xml:id="list2235068586" text:style-name="L2">
        <text:list-item>
          <text:p text:style-name="P3">Altogether: We’re working through Matt’s new changes and merging them into the main codebase during Thursday’s (today’s) group session</text:p>
        </text:list-item>
        <text:list-item>
          <text:p text:style-name="P3">Ollie: Finished work today to report back on during Monday’s session, everything through QA by then also</text:p>
        </text:list-item>
        <text:list-item>
          <text:p text:style-name="P3">Matt: Decoupling for the NICE results, finish off the fetch/edit</text:p>
        </text:list-item>
        <text:list-item>
          <text:p text:style-name="P3">Nick: Submitting NICE results to the database</text:p>
        </text:list-item>
        <text:list-item>
          <text:p text:style-name="P3">Lucas: Making start on RD GUI, refactoring GUI code</text:p>
        </text:list-item>
        <text:list-item>
          <text:p text:style-name="P3">Will: Schema for editable forms, dumped DB schema for anybody to use</text:p>
        </text:list-item>
        <text:list-item>
          <text:p text:style-name="P3">Safouh: QA &amp; software testing</text:p>
        </text:list-item>
        <text:list-item>
          <text:p text:style-name="P3">Elliot: <text:span text:style-name="T1">Update on Slack</text:span></text:p>
        </text:list-item>
      </text:list>
      <text:p text:style-name="P1">What difficulties are you currently facing?</text:p>
      <text:list xml:id="list256072510" text:style-name="L3">
        <text:list-item>
          <text:p text:style-name="P4">Nick: Difficulties accessing database from home but we should have a solution to that with the dumped SQL database</text:p>
        </text:list-item>
        <text:list-item>
          <text:p text:style-name="P4">Decoupling database needs PRing n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33:23.245000000</meta:creation-date>
    <dc:date>2019-02-28T13:45:15.895000000</dc:date>
    <meta:editing-duration>PT22S</meta:editing-duration>
    <meta:editing-cycles>1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21" meta:word-count="205" meta:character-count="1203" meta:non-whitespace-character-count="1035"/>
  </office:meta>
</office:document-meta>
</file>